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INCUBADORA RODRIGUEZ SAC</text:p>
            <text:p text:style-name="P5"><text:span text:style-name="T15">Dni</text:span><text:span text:style-name="T14">:</text:span></text:p>
            <text:p text:style-name="P5"><text:span text:style-name="T15">Ruc</text:span><text:span text:style-name="T14">:2048177727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HILON CORREA, FIORELA CHRISTIE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77718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9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78</text:p>
          </table:table-cell>
          <table:table-cell table:style-name="Tableau1.D2" office:value-type="string">
            <text:p text:style-name="P18">7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78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FRANCISCO R.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78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AVIPOLLO 58 - MARIA CARRASCO 26 DE TRU - LIM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1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20:35:1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